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6pt" fo:font-weight="bold"/>
    </style:style>
    <style:style style:name="P6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7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8" style:family="paragraph">
      <style:paragraph-properties fo:margin-left="0cm" fo:margin-right="0cm" fo:line-height="150%" fo:text-indent="0cm"/>
      <style:text-properties fo:font-family="'Arial Black'" style:font-family-generic="swiss" style:font-pitch="variable"/>
    </style:style>
    <style:style style:name="P9" style:family="paragraph">
      <style:paragraph-properties fo:margin-left="0cm" fo:margin-right="0cm" fo:line-height="150%" fo:text-indent="0cm"/>
      <style:text-properties fo:color="#ffffff" fo:font-family="'Arial Black'" style:font-family-generic="swiss" style:font-pitch="variable" fo:font-size="66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-0.001cm" svg:y="-0.003cm" presentation:class="title" presentation:user-transformed="true">
          <draw:text-box>
            <text:p text:style-name="P1"><text:span text:style-name="T1">ref. Amen, amen.</text:span><text:span text:style-name="T1"><text:line-break/></text:span><text:span text:style-name="T1">Bóg miłością jest,</text:span><text:span text:style-name="T1"><text:line-break/></text:span><text:span text:style-name="T1">Moje serce tą miłością pło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-0.001cm" svg:y="-0.003cm" presentation:class="title" presentation:user-transformed="true">
          <draw:text-box>
            <text:p text:style-name="P1"><text:span text:style-name="T1">Amen, amen.</text:span><text:span text:style-name="T1"><text:line-break/></text:span><text:span text:style-name="T1">Jezus Panem jest,</text:span><text:span text:style-name="T1"><text:line-break/></text:span><text:span text:style-name="T1">Jego Duch</text:span><text:span text:style-name="T1"><text:line-break/></text:span><text:span text:style-name="T1">wypełnia wnętrze 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.014cm" svg:x="0cm" svg:y="-0.014cm" presentation:class="title" presentation:user-transformed="true">
          <draw:text-box>
            <text:p text:style-name="P4"><text:span text:style-name="T2">1. On otworzył serce,</text:span><text:span text:style-name="T2"><text:line-break/></text:span><text:span text:style-name="T2">by napoić mnie,</text:span><text:span text:style-name="T2"><text:line-break/></text:span><text:span text:style-name="T2">W cud zamienił</text:span><text:span text:style-name="T2"><text:line-break/></text:span><text:span text:style-name="T2">przekleństwo</text:span><text:span text:style-name="T2"><text:line-break/></text:span><text:span text:style-name="T2">tego świat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.014cm" svg:x="0cm" svg:y="-0.013cm" presentation:class="title" presentation:user-transformed="true">
          <draw:text-box>
            <text:p text:style-name="P4"><text:span text:style-name="T2">Palcem pisał po ziemi,</text:span><text:span text:style-name="T2"><text:line-break/></text:span><text:span text:style-name="T2">kamień wypadł z rąk.</text:span><text:span text:style-name="T2"><text:line-break/></text:span><text:span text:style-name="T2">“Od tej chwili już nie grzesz”</text:span><text:span text:style-name="T2"><text:line-break/></text:span><text:span text:style-name="T2">- do mnie rzek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.014cm" svg:x="0cm" svg:y="-0.018cm" presentation:class="title" presentation:user-transformed="true">
          <draw:text-box>
            <text:p text:style-name="P1"><text:span text:style-name="T1">ref. Amen, amen.</text:span><text:span text:style-name="T1"><text:line-break/></text:span><text:span text:style-name="T1">Bóg miłością jest,</text:span><text:span text:style-name="T1"><text:line-break/></text:span><text:span text:style-name="T1">Moje serce tą miłością pło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.014cm" svg:x="0cm" svg:y="-0.018cm" presentation:class="title" presentation:user-transformed="true">
          <draw:text-box>
            <text:p text:style-name="P1"><text:span text:style-name="T1">Amen, amen.</text:span><text:span text:style-name="T1"><text:line-break/></text:span><text:span text:style-name="T1">Jezus Panem jest,</text:span><text:span text:style-name="T1"><text:line-break/></text:span><text:span text:style-name="T1">Jego Duch</text:span><text:span text:style-name="T1"><text:line-break/></text:span><text:span text:style-name="T1">wypełnia wnętrze 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.014cm" svg:x="0cm" svg:y="-0.017cm" presentation:class="title" presentation:user-transformed="true">
          <draw:text-box>
            <text:p text:style-name="P1"><text:span text:style-name="T1">2. Moje serce zaorał,</text:span><text:span text:style-name="T1"><text:line-break/></text:span><text:span text:style-name="T1">swoją zrosił Krwią,</text:span><text:span text:style-name="T1"><text:line-break/></text:span><text:span text:style-name="T1">By wydało owoc przedziw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7" draw:layer="layout" svg:width="28cm" svg:height="21.014cm" svg:x="0cm" svg:y="-0.017cm" presentation:class="title" presentation:user-transformed="true">
          <draw:text-box>
            <text:p text:style-name="P6"><text:span text:style-name="T1">"Bierzcie, jedzcie - powiedział</text:span><text:span text:style-name="T1"><text:line-break/></text:span><text:span text:style-name="T1">- oto Ciało me"</text:span><text:span text:style-name="T1"><text:line-break/></text:span><text:span text:style-name="T1">Abym ja</text:span><text:span text:style-name="T1"><text:line-break/></text:span><text:span text:style-name="T1">tak samo czynić móg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draw:frame presentation:style-name="pr1" draw:text-style-name="P2" draw:layer="layout" svg:width="28cm" svg:height="21.014cm" svg:x="0cm" svg:y="-0.018cm" presentation:class="title" presentation:user-transformed="true">
          <draw:text-box>
            <text:p text:style-name="P1"><text:span text:style-name="T1">ref. Amen, amen.</text:span><text:span text:style-name="T1"><text:line-break/></text:span><text:span text:style-name="T1">Bóg miłością jest,</text:span><text:span text:style-name="T1"><text:line-break/></text:span><text:span text:style-name="T1">Moje serce tą miłością pło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draw:frame presentation:style-name="pr1" draw:text-style-name="P2" draw:layer="layout" svg:width="28cm" svg:height="21.014cm" svg:x="0cm" svg:y="-0.018cm" presentation:class="title" presentation:user-transformed="true">
          <draw:text-box>
            <text:p text:style-name="P1"><text:span text:style-name="T1">Amen, amen.</text:span><text:span text:style-name="T1"><text:line-break/></text:span><text:span text:style-name="T1">Jezus Panem jest,</text:span><text:span text:style-name="T1"><text:line-break/></text:span><text:span text:style-name="T1">Jego Duch</text:span><text:span text:style-name="T1"><text:line-break/></text:span><text:span text:style-name="T1">wypełnia wnętrze 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19">
        <draw:frame presentation:style-name="pr1" draw:text-style-name="P9" draw:layer="layout" svg:width="28cm" svg:height="21.014cm" svg:x="0cm" svg:y="-0.014cm" presentation:class="title" presentation:user-transformed="true">
          <draw:text-box>
            <text:p text:style-name="P8"><text:span text:style-name="T2">3. On uwielbił Ojca,</text:span><text:span text:style-name="T2"><text:line-break/></text:span><text:span text:style-name="T2">rozciągnął ręce swe</text:span><text:span text:style-name="T2"><text:line-break/></text:span><text:span text:style-name="T2">I nad ziemię</text:span><text:span text:style-name="T2"><text:line-break/></text:span><text:span text:style-name="T2">został wywyższ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19">
        <draw:frame presentation:style-name="pr1" draw:text-style-name="P9" draw:layer="layout" svg:width="28cm" svg:height="21.014cm" svg:x="0cm" svg:y="-0.014cm" presentation:class="title" presentation:user-transformed="true">
          <draw:text-box>
            <text:p text:style-name="P8"><text:span text:style-name="T2">Nieskalany Baranek,</text:span><text:span text:style-name="T2"><text:line-break/></text:span><text:span text:style-name="T2">chcę się dotknąć Go</text:span><text:span text:style-name="T2"><text:line-break/></text:span><text:span text:style-name="T2">I na wieki spocząć,</text:span><text:span text:style-name="T2"><text:line-break/></text:span><text:span text:style-name="T2">spocząć w Ni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19">
        <draw:frame presentation:style-name="pr1" draw:text-style-name="P2" draw:layer="layout" svg:width="28cm" svg:height="21.014cm" svg:x="0cm" svg:y="-0.018cm" presentation:class="title" presentation:user-transformed="true">
          <draw:text-box>
            <text:p text:style-name="P1"><text:span text:style-name="T1">ref. Amen, amen.</text:span><text:span text:style-name="T1"><text:line-break/></text:span><text:span text:style-name="T1">Bóg miłością jest,</text:span><text:span text:style-name="T1"><text:line-break/></text:span><text:span text:style-name="T1">Moje serce tą miłością płonie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19">
        <draw:frame presentation:style-name="pr1" draw:text-style-name="P2" draw:layer="layout" svg:width="28cm" svg:height="21.014cm" svg:x="0cm" svg:y="-0.018cm" presentation:class="title" presentation:user-transformed="true">
          <draw:text-box>
            <text:p text:style-name="P1"><text:span text:style-name="T1">Amen, amen.</text:span><text:span text:style-name="T1"><text:line-break/></text:span><text:span text:style-name="T1">Jezus Panem jest,</text:span><text:span text:style-name="T1"><text:line-break/></text:span><text:span text:style-name="T1">Jego Duch</text:span><text:span text:style-name="T1"><text:line-break/></text:span><text:span text:style-name="T1">wypełnia wnętrze m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7-05-21T18:23:31</meta:creation-date>
    <dc:creator>Ziomal Mistrz</dc:creator>
    <dc:date>2013-04-20T22:49:20.54</dc:date>
    <dc:language>pl-PL</dc:language>
    <meta:editing-cycles>29</meta:editing-cycles>
    <meta:editing-duration>PT30M33S</meta:editing-duration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